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3C0000004B0205262BD.png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3.533cm, 21.929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ard">
        <draw:frame draw:style-name="gr1" draw:text-style-name="P1" draw:layer="layout" svg:width="5.799cm" svg:height="11.448cm" svg:x="3.6cm" svg:y="2.9cm">
          <draw:image xlink:href="Pictures/10000201000003C0000004B0205262B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nl" fo:country="N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12-09T22:21:47</dc:date>
    <meta:generator>LibreOffice/4.0.3.3$Linux_x86 LibreOffice_project/400m0$Build-3</meta:generator>
    <meta:editing-duration>P0D</meta:editing-duration>
    <meta:editing-cycles>1</meta:editing-cycles>
    <meta:document-statistic meta:object-count="1"/>
  </office:meta>
</office:document-meta>
</file>